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4.87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6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907cm" fo:min-width="4.237cm"/>
    </style:style>
    <style:style style:name="gr6" style:family="graphic" style:parent-style-name="standard">
      <style:graphic-properties draw:stroke="none" svg:stroke-color="#000000" draw:fill="none" draw:fill-color="#ffffff" fo:min-height="0.4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5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17cm" fo:min-width="5.044cm"/>
    </style:style>
    <style:style style:name="gr9" style:family="graphic" style:parent-style-name="standard">
      <style:graphic-properties draw:stroke="none" svg:stroke-color="#000000" draw:fill="none" draw:fill-color="#ffffff" fo:min-height="0.5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5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6.0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4.65cm" fo:min-width="4.85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193cm" fo:min-width="3.6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3.49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4.65cm" fo:min-width="3.39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3.193cm" fo:min-width="4.202cm"/>
    </style:style>
    <style:style style:name="gr20" style:family="graphic" style:parent-style-name="standard">
      <style:graphic-properties draw:stroke="none" svg:stroke-color="#000000" draw:fill="none" draw:fill-color="#ffffff" fo:min-height="1.111cm"/>
    </style:style>
    <style:style style:name="gr21" style:family="graphic" style:parent-style-name="standard">
      <style:graphic-properties draw:stroke="none" svg:stroke-color="#000000" draw:fill="none" draw:fill-color="#ffffff" fo:min-height="2.77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3.563cm" fo:min-width="3.782cm"/>
    </style:style>
    <style:style style:name="gr23" style:family="graphic" style:parent-style-name="standard">
      <style:graphic-properties draw:stroke="none" svg:stroke-color="#000000" draw:fill="none" draw:fill-color="#ffffff" fo:min-height="0.44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4.256cm" fo:min-width="3.3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3cm" fo:min-width="0cm"/>
    </style:style>
    <style:style style:name="gr26" style:family="graphic" style:parent-style-name="standard">
      <style:graphic-properties draw:stroke="none" svg:stroke-color="#000000" draw:fill="none" draw:fill-color="#ffffff" fo:min-height="0.50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3.193cm" fo:min-width="5.559cm"/>
    </style:style>
    <style:style style:name="gr28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73cm" svg:height="4.5cm" svg:x="1.18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84cm" svg:y1="2.018cm" svg:x2="6.473cm" svg:y2="2.018cm">
          <text:p/>
        </draw:line>
        <draw:frame draw:style-name="gr3" draw:text-style-name="P2" draw:layer="layout" svg:width="5.716cm" svg:height="0.819cm" svg:x="1.184cm" svg:y="1.2cm">
          <draw:text-box>
            <text:p text:style-name="P2"><text:span text:style-name="T1">AddReading</text:span></text:p>
          </draw:text-box>
        </draw:frame>
        <draw:frame draw:style-name="gr4" draw:text-style-name="P2" draw:layer="layout" svg:width="5.563cm" svg:height="3.696cm" svg:x="1.1cm" svg:y="1.936cm">
          <draw:text-box>
            <text:p text:style-name="P2"><text:span text:style-name="T1">ConsumptionReading</text:span></text:p>
            <text:p text:style-name="P2"><text:span text:style-name="T1">ReadingDate</text:span></text:p>
            <text:p text:style-name="P2"><text:span text:style-name="T1">ConsumptionType</text:span></text:p>
            <text:p text:style-name="P2"><text:span text:style-name="T1"/></text:p>
            <text:p text:style-name="P2"><text:span text:style-name="T1">GetReadingData</text:span></text:p>
            <text:p text:style-name="P2"><text:span text:style-name="T1">AddReadingData</text:span></text:p>
          </draw:text-box>
        </draw:frame>
        <draw:line draw:style-name="gr2" draw:text-style-name="P1" draw:layer="layout" svg:x1="6.473cm" svg:y1="4.064cm" svg:x2="1.169cm" svg:y2="4.064cm">
          <text:p/>
        </draw:line>
        <draw:custom-shape draw:style-name="gr5" draw:text-style-name="P1" draw:layer="layout" svg:width="4.737cm" svg:height="4.157cm" svg:x="6.8cm" svg:y="1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8cm" svg:y1="1.953cm" svg:x2="11.6cm" svg:y2="1.953cm">
          <text:p/>
        </draw:line>
        <draw:frame draw:style-name="gr6" draw:text-style-name="P2" draw:layer="layout" svg:width="4.737cm" svg:height="0.806cm" svg:x="6.8cm" svg:y="1.272cm">
          <draw:text-box>
            <text:p text:style-name="P2"><text:span text:style-name="T1">EditReading</text:span></text:p>
          </draw:text-box>
        </draw:frame>
        <draw:frame draw:style-name="gr7" draw:text-style-name="P2" draw:layer="layout" svg:width="4.61cm" svg:height="3.815cm" svg:x="6.8cm" svg:y="1.885cm">
          <draw:text-box>
            <text:p text:style-name="P2"><text:span text:style-name="T1">Reading</text:span></text:p>
            <text:p text:style-name="P2"><text:span text:style-name="T1">NewConsumption</text:span></text:p>
            <text:p text:style-name="P2"><text:span text:style-name="T1">NewDate</text:span></text:p>
            <text:p text:style-name="P2"><text:span text:style-name="T1">ConsumptionType</text:span></text:p>
            <text:p text:style-name="P2"><text:span text:style-name="T1">GetNewData</text:span></text:p>
            <text:p text:style-name="P2"><text:span text:style-name="T1">EditReadingData</text:span></text:p>
          </draw:text-box>
        </draw:frame>
        <draw:line draw:style-name="gr2" draw:text-style-name="P1" draw:layer="layout" svg:x1="11.537cm" svg:y1="4.202cm" svg:x2="6.863cm" svg:y2="4.202cm">
          <text:p/>
        </draw:line>
        <draw:custom-shape draw:style-name="gr8" draw:text-style-name="P1" draw:layer="layout" svg:width="5.544cm" svg:height="3.42cm" svg:x="11.78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781cm" svg:y1="2.095cm" svg:x2="17.4cm" svg:y2="2.095cm">
          <text:p/>
        </draw:line>
        <draw:frame draw:style-name="gr9" draw:text-style-name="P2" draw:layer="layout" svg:width="5.544cm" svg:height="0.806cm" svg:x="11.782cm" svg:y="1.3cm">
          <draw:text-box>
            <text:p text:style-name="P2"><text:span text:style-name="T1">RemoveReading</text:span></text:p>
          </draw:text-box>
        </draw:frame>
        <draw:frame draw:style-name="gr10" draw:text-style-name="P2" draw:layer="layout" svg:width="5.396cm" svg:height="2.705cm" svg:x="11.7cm" svg:y="2.095cm">
          <draw:text-box>
            <text:p text:style-name="P2"><text:span text:style-name="T1">ConsumptionReading</text:span></text:p>
            <text:p text:style-name="P2"><text:span text:style-name="T1"/></text:p>
            <text:p text:style-name="P2"><text:span text:style-name="T1">GetReading</text:span></text:p>
            <text:p text:style-name="P2"><text:span text:style-name="T1">RemoveReadingData</text:span></text:p>
          </draw:text-box>
        </draw:frame>
        <draw:line draw:style-name="gr2" draw:text-style-name="P1" draw:layer="layout" svg:x1="17.238cm" svg:y1="3.05cm" svg:x2="11.767cm" svg:y2="3.05cm">
          <text:p/>
        </draw:line>
        <draw:custom-shape draw:style-name="gr11" draw:text-style-name="P1" draw:layer="layout" svg:width="6.515cm" svg:height="4.5cm" svg:x="1.18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85cm" svg:y1="6.818cm" svg:x2="7.7cm" svg:y2="6.818cm">
          <text:p/>
        </draw:line>
        <draw:frame draw:style-name="gr12" draw:text-style-name="P2" draw:layer="layout" svg:width="6.699cm" svg:height="4.136cm" svg:x="1.101cm" svg:y="6.736cm">
          <draw:text-box>
            <text:p text:style-name="P2"><text:span text:style-name="T1">ConsumptionType</text:span></text:p>
            <text:p text:style-name="P2"><text:span text:style-name="T1">ConsumptionCost</text:span></text:p>
            <text:p text:style-name="P2"><text:span text:style-name="T1">ConsumptionCostStartDate</text:span></text:p>
            <text:p text:style-name="P2"><text:span text:style-name="T1"/></text:p>
            <text:p text:style-name="P2"><text:span text:style-name="T1">GetConsumptionCost</text:span></text:p>
            <text:p text:style-name="P2"><text:span text:style-name="T1">AddConsumptionCost</text:span></text:p>
          </draw:text-box>
        </draw:frame>
        <draw:line draw:style-name="gr2" draw:text-style-name="P1" draw:layer="layout" svg:x1="7.8cm" svg:y1="8.864cm" svg:x2="1.17cm" svg:y2="8.864cm">
          <text:p/>
        </draw:line>
        <draw:frame draw:style-name="gr3" draw:text-style-name="P2" draw:layer="layout" svg:width="5.716cm" svg:height="0.819cm" svg:x="1.084cm" svg:y="5.9cm">
          <draw:text-box>
            <text:p text:style-name="P2"><text:span text:style-name="T1">AddCost</text:span></text:p>
          </draw:text-box>
        </draw:frame>
        <draw:custom-shape draw:style-name="gr13" draw:text-style-name="P1" draw:layer="layout" svg:width="5.351cm" svg:height="4.9cm" svg:x="7.96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967cm" svg:y1="6.818cm" svg:x2="13.318cm" svg:y2="6.818cm">
          <text:p/>
        </draw:line>
        <draw:frame draw:style-name="gr12" draw:text-style-name="P2" draw:layer="layout" svg:width="5.502cm" svg:height="4.136cm" svg:x="7.898cm" svg:y="6.736cm">
          <draw:text-box>
            <text:p text:style-name="P2"><text:span text:style-name="T1">ConsumptionType</text:span></text:p>
            <text:p text:style-name="P2"><text:span text:style-name="T1">Cost</text:span></text:p>
            <text:p text:style-name="P2"><text:span text:style-name="T1">NewConsumptionCost</text:span></text:p>
            <text:p text:style-name="P2"><text:span text:style-name="T1">NewStartDate</text:span></text:p>
            <text:p text:style-name="P2"><text:span text:style-name="T1"/></text:p>
            <text:p text:style-name="P2"><text:span text:style-name="T1">GetConsumptionCost</text:span></text:p>
            <text:p text:style-name="P2"><text:span text:style-name="T1">EditConsumptionCost</text:span></text:p>
          </draw:text-box>
        </draw:frame>
        <draw:line draw:style-name="gr2" draw:text-style-name="P1" draw:layer="layout" svg:x1="13.4cm" svg:y1="9.264cm" svg:x2="7.955cm" svg:y2="9.264cm">
          <text:p/>
        </draw:line>
        <draw:frame draw:style-name="gr3" draw:text-style-name="P2" draw:layer="layout" svg:width="4.695cm" svg:height="0.819cm" svg:x="7.884cm" svg:y="5.9cm">
          <draw:text-box>
            <text:p text:style-name="P2"><text:span text:style-name="T1">EditCost</text:span></text:p>
          </draw:text-box>
        </draw:frame>
        <draw:custom-shape draw:style-name="gr14" draw:text-style-name="P1" draw:layer="layout" svg:width="4.178cm" svg:height="3.443cm" svg:x="13.55cm" svg:y="5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55cm" svg:y1="6.615cm" svg:x2="17.728cm" svg:y2="6.615cm">
          <text:p/>
        </draw:line>
        <draw:frame draw:style-name="gr15" draw:text-style-name="P2" draw:layer="layout" svg:width="4.506cm" svg:height="2.663cm" svg:x="13.394cm" svg:y="6.737cm">
          <draw:text-box>
            <text:p text:style-name="P2"><text:span text:style-name="T1">ConsumptionCost</text:span></text:p>
            <text:p text:style-name="P2"><text:span text:style-name="T1"/></text:p>
            <text:p text:style-name="P2"><text:span text:style-name="T1">GetCost</text:span></text:p>
            <text:p text:style-name="P2"><text:span text:style-name="T1">RemoveCost</text:span></text:p>
          </draw:text-box>
        </draw:frame>
        <draw:line draw:style-name="gr2" draw:text-style-name="P1" draw:layer="layout" svg:x1="17.792cm" svg:y1="7.584cm" svg:x2="13.54cm" svg:y2="7.584cm">
          <text:p/>
        </draw:line>
        <draw:frame draw:style-name="gr16" draw:text-style-name="P2" draw:layer="layout" svg:width="3.666cm" svg:height="0.806cm" svg:x="13.485cm" svg:y="5.901cm">
          <draw:text-box>
            <text:p text:style-name="P2"><text:span text:style-name="T1">RemoveCost</text:span></text:p>
          </draw:text-box>
        </draw:frame>
        <draw:custom-shape draw:style-name="gr17" draw:text-style-name="P1" draw:layer="layout" svg:width="3.992cm" svg:height="4.5cm" svg:x="1.147cm" svg:y="11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47cm" svg:y1="12.019cm" svg:x2="5.139cm" svg:y2="12.019cm">
          <text:p/>
        </draw:line>
        <draw:frame draw:style-name="gr12" draw:text-style-name="P2" draw:layer="layout" svg:width="4.105cm" svg:height="4.136cm" svg:x="1.095cm" svg:y="11.937cm">
          <draw:text-box>
            <text:p text:style-name="P2"><text:span text:style-name="T1">FirstName</text:span></text:p>
            <text:p text:style-name="P2"><text:span text:style-name="T1">LastName</text:span></text:p>
            <text:p text:style-name="P2"><text:span text:style-name="T1">Password</text:span></text:p>
            <text:p text:style-name="P2"><text:span text:style-name="T1"/></text:p>
            <text:p text:style-name="P2"><text:span text:style-name="T1">GetUserDetails</text:span></text:p>
            <text:p text:style-name="P2"><text:span text:style-name="T1">AddUserDetails</text:span></text:p>
          </draw:text-box>
        </draw:frame>
        <draw:line draw:style-name="gr2" draw:text-style-name="P1" draw:layer="layout" svg:x1="5.2cm" svg:y1="14.065cm" svg:x2="1.138cm" svg:y2="14.065cm">
          <text:p/>
        </draw:line>
        <draw:frame draw:style-name="gr3" draw:text-style-name="P2" draw:layer="layout" svg:width="3.502cm" svg:height="0.819cm" svg:x="1.085cm" svg:y="11.101cm">
          <draw:text-box>
            <text:p text:style-name="P2"><text:span text:style-name="T1">AddUser</text:span></text:p>
          </draw:text-box>
        </draw:frame>
        <draw:custom-shape draw:style-name="gr18" draw:text-style-name="P1" draw:layer="layout" svg:width="3.895cm" svg:height="4.9cm" svg:x="5.445cm" svg:y="11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45cm" svg:y1="12.019cm" svg:x2="9.34cm" svg:y2="12.019cm">
          <text:p/>
        </draw:line>
        <draw:frame draw:style-name="gr12" draw:text-style-name="P2" draw:layer="layout" svg:width="4.005cm" svg:height="4.136cm" svg:x="5.395cm" svg:y="11.937cm">
          <draw:text-box>
            <text:p text:style-name="P2"><text:span text:style-name="T1">User</text:span></text:p>
            <text:p text:style-name="P2"><text:span text:style-name="T1">NewFirstName</text:span></text:p>
            <text:p text:style-name="P2"><text:span text:style-name="T1">NewLastName</text:span></text:p>
            <text:p text:style-name="P2"><text:span text:style-name="T1">NewPassword</text:span></text:p>
            <text:p text:style-name="P2"><text:span text:style-name="T1"/></text:p>
            <text:p text:style-name="P2"><text:span text:style-name="T1">GetUserDetails</text:span></text:p>
            <text:p text:style-name="P2"><text:span text:style-name="T1">EditUserDetails</text:span></text:p>
          </draw:text-box>
        </draw:frame>
        <draw:line draw:style-name="gr2" draw:text-style-name="P1" draw:layer="layout" svg:x1="9.4cm" svg:y1="14.465cm" svg:x2="5.436cm" svg:y2="14.465cm">
          <text:p/>
        </draw:line>
        <draw:frame draw:style-name="gr3" draw:text-style-name="P2" draw:layer="layout" svg:width="3.417cm" svg:height="0.819cm" svg:x="5.385cm" svg:y="11.101cm">
          <draw:text-box>
            <text:p text:style-name="P2"><text:span text:style-name="T1">EditUser</text:span></text:p>
          </draw:text-box>
        </draw:frame>
        <draw:custom-shape draw:style-name="gr19" draw:text-style-name="P1" draw:layer="layout" svg:width="4.702cm" svg:height="3.443cm" svg:x="9.726cm" svg:y="11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726cm" svg:y1="11.916cm" svg:x2="14.428cm" svg:y2="11.916cm">
          <text:p/>
        </draw:line>
        <draw:line draw:style-name="gr2" draw:text-style-name="P1" draw:layer="layout" svg:x1="14.5cm" svg:y1="12.885cm" svg:x2="9.715cm" svg:y2="12.885cm">
          <text:p/>
        </draw:line>
        <draw:frame draw:style-name="gr20" draw:text-style-name="P2" draw:layer="layout" svg:width="4.724cm" svg:height="1.361cm" svg:x="9.654cm" svg:y="11.202cm">
          <draw:text-box>
            <text:p text:style-name="P2"><text:span text:style-name="T1">RemoveUser</text:span></text:p>
          </draw:text-box>
        </draw:frame>
        <draw:frame draw:style-name="gr21" draw:text-style-name="P2" draw:layer="layout" svg:width="5.1cm" svg:height="3.026cm" svg:x="9.6cm" svg:y="12.1cm">
          <draw:text-box>
            <text:p text:style-name="P2"><text:span text:style-name="T1">User</text:span></text:p>
            <text:p text:style-name="P2"><text:span text:style-name="T1"/></text:p>
            <text:p text:style-name="P2"><text:span text:style-name="T1">GetUser</text:span></text:p>
            <text:p text:style-name="P2"><text:span text:style-name="T1">RemoveUserDetails</text:span></text:p>
          </draw:text-box>
        </draw:frame>
        <draw:custom-shape draw:style-name="gr22" draw:text-style-name="P1" draw:layer="layout" svg:width="4.282cm" svg:height="3.813cm" svg:x="1.153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52cm" svg:y1="16.98cm" svg:x2="5.434cm" svg:y2="16.98cm">
          <text:p/>
        </draw:line>
        <draw:frame draw:style-name="gr12" draw:text-style-name="P2" draw:layer="layout" svg:width="4.704cm" svg:height="4.136cm" svg:x="1.096cm" svg:y="17.038cm">
          <draw:text-box>
            <text:p text:style-name="P2"><text:span text:style-name="T1">ConsumptionTypeTypeDescription</text:span></text:p>
            <text:p text:style-name="P2"><text:span text:style-name="T1"/></text:p>
            <text:p text:style-name="P2"><text:span text:style-name="T1">GetType</text:span></text:p>
            <text:p text:style-name="P2"><text:span text:style-name="T1">AddType</text:span></text:p>
          </draw:text-box>
        </draw:frame>
        <draw:line draw:style-name="gr2" draw:text-style-name="P1" draw:layer="layout" svg:x1="5.5cm" svg:y1="18.714cm" svg:x2="1.143cm" svg:y2="18.714cm">
          <text:p/>
        </draw:line>
        <draw:frame draw:style-name="gr23" draw:text-style-name="P2" draw:layer="layout" svg:width="3.756cm" svg:height="0.806cm" svg:x="1.086cm" svg:y="16.202cm">
          <draw:text-box>
            <text:p text:style-name="P2"><text:span text:style-name="T1">AddType</text:span></text:p>
          </draw:text-box>
        </draw:frame>
        <draw:custom-shape draw:style-name="gr24" draw:text-style-name="P1" draw:layer="layout" svg:width="3.895cm" svg:height="4.506cm" svg:x="5.946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946cm" svg:y1="17.046cm" svg:x2="9.841cm" svg:y2="17.046cm">
          <text:p/>
        </draw:line>
        <draw:frame draw:style-name="gr25" draw:text-style-name="P2" draw:layer="layout" svg:width="4.005cm" svg:height="3.803cm" svg:x="5.896cm" svg:y="16.971cm">
          <draw:text-box>
            <text:p text:style-name="P2"><text:span text:style-name="T1">Type</text:span></text:p>
            <text:p text:style-name="P2"><text:span text:style-name="T1">NewType</text:span></text:p>
            <text:p text:style-name="P2"><text:span text:style-name="T1">NewDescription</text:span></text:p>
            <text:p text:style-name="P2"><text:span text:style-name="T1"/></text:p>
            <text:p text:style-name="P2"><text:span text:style-name="T1">GetType</text:span></text:p>
            <text:p text:style-name="P2"><text:span text:style-name="T1">EditType</text:span></text:p>
          </draw:text-box>
        </draw:frame>
        <draw:line draw:style-name="gr2" draw:text-style-name="P1" draw:layer="layout" svg:x1="9.901cm" svg:y1="18.836cm" svg:x2="5.937cm" svg:y2="18.836cm">
          <text:p/>
        </draw:line>
        <draw:frame draw:style-name="gr26" draw:text-style-name="P2" draw:layer="layout" svg:width="3.417cm" svg:height="0.806cm" svg:x="5.886cm" svg:y="16.202cm">
          <draw:text-box>
            <text:p text:style-name="P2"><text:span text:style-name="T1">EditType</text:span></text:p>
          </draw:text-box>
        </draw:frame>
        <draw:custom-shape draw:style-name="gr27" draw:text-style-name="P1" draw:layer="layout" svg:width="6.059cm" svg:height="3.443cm" svg:x="10.248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248cm" svg:y1="17.017cm" svg:x2="16.307cm" svg:y2="17.017cm">
          <text:p/>
        </draw:line>
        <draw:line draw:style-name="gr2" draw:text-style-name="P1" draw:layer="layout" svg:x1="16.4cm" svg:y1="17.986cm" svg:x2="10.234cm" svg:y2="17.986cm">
          <text:p/>
        </draw:line>
        <draw:frame draw:style-name="gr20" draw:text-style-name="P2" draw:layer="layout" svg:width="6.087cm" svg:height="1.361cm" svg:x="10.155cm" svg:y="16.303cm">
          <draw:text-box>
            <text:p text:style-name="P2"><text:span text:style-name="T1">RemoveType</text:span></text:p>
          </draw:text-box>
        </draw:frame>
        <draw:frame draw:style-name="gr28" draw:text-style-name="P2" draw:layer="layout" svg:width="6.599cm" svg:height="2.6cm" svg:x="10.101cm" svg:y="17.1cm">
          <draw:text-box>
            <text:p text:style-name="P2"><text:span text:style-name="T1">ConsumptionType</text:span></text:p>
            <text:p text:style-name="P2"><text:span text:style-name="T1"/></text:p>
            <text:p text:style-name="P2"><text:span text:style-name="T1">GetConsumptionType</text:span></text:p>
            <text:p text:style-name="P2"><text:span text:style-name="T1">RemoveConsumption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1:07:39.255000000</meta:creation-date>
    <dc:date>2015-01-15T12:16:39.928000000</dc:date>
    <meta:editing-duration>PT4M28S</meta:editing-duration>
    <meta:editing-cycles>1</meta:editing-cycles>
    <meta:document-statistic meta:object-count="60"/>
    <meta:generator>LibreOffice/4.3.1.2$Windows_x86 LibreOffice_project/958349dc3b25111dbca392fbc281a05559ef6848</meta:generator>
  </office:meta>
</office:document-meta>
</file>